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6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icionario" table:style-name="ta1">
        <table:table-column table:style-name="co1" table:number-columns-repeated="2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 table:number-columns-spanned="3" table:number-rows-spanned="1">
            <text:p>Turma Estudantes</text:p>
          </table:table-cell>
          <table:covered-table-cell table:number-columns-repeated="2" table:style-name="Default"/>
        </table:table-row>
        <table:table-row table:style-name="ro2">
          <table:table-cell table:style-name="ce2" office:value-type="string" calcext:value-type="string">
            <text:p>Variável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Descrição</text:p>
          </table:table-cell>
        </table:table-row>
        <table:table-row table:style-name="ro3">
          <table:table-cell office:value-type="string" calcext:value-type="string">
            <text:p>aluno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nome dos estudantes</text:p>
          </table:table-cell>
        </table:table-row>
        <table:table-row table:style-name="ro3">
          <table:table-cell office:value-type="string" calcext:value-type="string">
            <text:p>Sexo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sexo dos alunos</text:p>
          </table:table-cell>
        </table:table-row>
        <table:table-row table:style-name="ro3">
          <table:table-cell office:value-type="string" calcext:value-type="string">
            <text:p>Idade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idade em anos, como inteiro</text:p>
          </table:table-cell>
        </table:table-row>
        <table:table-row table:style-name="ro3">
          <table:table-cell office:value-type="string" calcext:value-type="string">
            <text:p>Altura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altura em metro, em ponto flutuante</text:p>
          </table:table-cell>
        </table:table-row>
        <table:table-row table:style-name="ro3">
          <table:table-cell office:value-type="string" calcext:value-type="string">
            <text:p>Peso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peso em quilo, como inteiro</text:p>
          </table:table-cell>
        </table:table-row>
        <table:table-row table:style-name="ro3">
          <table:table-cell office:value-type="string" calcext:value-type="string">
            <text:p>Inglês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nível em categorias</text:p>
          </table:table-cell>
        </table:table-row>
        <table:table-row table:style-name="ro3">
          <table:table-cell office:value-type="string" calcext:value-type="string">
            <text:p>Bairro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bairro em letras</text:p>
          </table:table-cell>
        </table:table-row>
        <table:table-row table:style-name="ro3">
          <table:table-cell office:value-type="string" calcext:value-type="string">
            <text:p>Nº de Irmão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úmero de irmãos, como intei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4:38:54.719380132</meta:creation-date>
    <meta:generator>LibreOffice/7.3.7.2$Linux_X86_64 LibreOffice_project/30$Build-2</meta:generator>
    <dc:date>2023-10-05T14:50:18.032960151</dc:date>
    <meta:editing-duration>PT11M24S</meta:editing-duration>
    <meta:editing-cycles>1</meta:editing-cycles>
    <meta:document-statistic meta:table-count="1" meta:cell-count="28" meta:object-count="0"/>
  </office:meta>
</office:document-meta>
</file>